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26" table:style-name="ce1">
            <text:p>1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173292034295802" table:style-name="ce1">
            <text:p>1.017329203</text:p>
          </table:table-cell>
          <table:table-cell office:value-type="float" office:value="-3.4381098722059938E-2" table:style-name="ce1">
            <text:p>-0.03438109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245789083959171" table:style-name="ce1">
            <text:p>1.024578908</text:p>
          </table:table-cell>
          <table:table-cell office:value-type="float" office:value="4.7674490276030978E-3" table:style-name="ce1">
            <text:p>0.00476744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2337133570588" table:style-name="ce1">
            <text:p>1.032337134</text:p>
          </table:table-cell>
          <table:table-cell office:value-type="float" office:value="0.12018867979665061" table:style-name="ce1">
            <text:p>0.1201886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02118752934313" table:style-name="ce1">
            <text:p>1.090211875</text:p>
          </table:table-cell>
          <table:table-cell office:value-type="float" office:value="0.1594469914083663" table:style-name="ce1">
            <text:p>0.15944699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02558008109062" table:style-name="ce1">
            <text:p>1.070255801</text:p>
          </table:table-cell>
          <table:table-cell office:value-type="float" office:value="-5.9347542751204262E-2" table:style-name="ce1">
            <text:p>-0.05934754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81156290782465" table:style-name="ce1">
            <text:p>1.081156291</text:p>
          </table:table-cell>
          <table:table-cell office:value-type="float" office:value="3.3332623681640729E-2" table:style-name="ce1">
            <text:p>0.0333326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865486321368416" table:style-name="ce1">
            <text:p>1.086548632</text:p>
          </table:table-cell>
          <table:table-cell office:value-type="float" office:value="0.17780064679735649" table:style-name="ce1">
            <text:p>0.17780064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51298124106301" table:style-name="ce1">
            <text:p>1.075129812</text:p>
          </table:table-cell>
          <table:table-cell office:value-type="float" office:value="1.6731827930139793E-2" table:style-name="ce1">
            <text:p>0.0167318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08207272458749" table:style-name="ce1">
            <text:p>1.050820727</text:p>
          </table:table-cell>
          <table:table-cell office:value-type="float" office:value="-4.4145317362832516E-3" table:style-name="ce1">
            <text:p>-0.00441453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8616877280927" table:style-name="ce1">
            <text:p>1.058616877</text:p>
          </table:table-cell>
          <table:table-cell office:value-type="float" office:value="-4.8993567291827037E-2" table:style-name="ce1">
            <text:p>-0.04899356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27014484886956" table:style-name="ce1">
            <text:p>1.062701448</text:p>
          </table:table-cell>
          <table:table-cell office:value-type="float" office:value="9.7008895365467862E-2" table:style-name="ce1">
            <text:p>0.09700889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2916714981837" table:style-name="ce1">
            <text:p>1.043291671</text:p>
          </table:table-cell>
          <table:table-cell office:value-type="float" office:value="-2.3218326436803001E-2" table:style-name="ce1">
            <text:p>-0.0232183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09980034346112" table:style-name="ce1">
            <text:p>1.070998003</text:p>
          </table:table-cell>
          <table:table-cell office:value-type="float" office:value="3.3442294165876164E-2" table:style-name="ce1">
            <text:p>0.03344229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2077403933645" table:style-name="ce1">
            <text:p>1.05220774</text:p>
          </table:table-cell>
          <table:table-cell office:value-type="float" office:value="-5.7175245135374038E-2" table:style-name="ce1">
            <text:p>-0.05717524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0931500906121" table:style-name="ce1">
            <text:p>1.06409315</text:p>
          </table:table-cell>
          <table:table-cell office:value-type="float" office:value="-8.1896187519555477E-2" table:style-name="ce1">
            <text:p>-0.08189618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0533351204157" table:style-name="ce1">
            <text:p>1.030533351</text:p>
          </table:table-cell>
          <table:table-cell office:value-type="float" office:value="-4.7771347646149778E-2" table:style-name="ce1">
            <text:p>-0.04777134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7981343440207" table:style-name="ce1">
            <text:p>1.057981343</text:p>
          </table:table-cell>
          <table:table-cell office:value-type="float" office:value="5.5000227567301004E-2" table:style-name="ce1">
            <text:p>0.0550002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15757195344706" table:style-name="ce1">
            <text:p>1.07157572</text:p>
          </table:table-cell>
          <table:table-cell office:value-type="float" office:value="1.8184339531083137E-2" table:style-name="ce1">
            <text:p>0.018184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10674604430026" table:style-name="ce1">
            <text:p>1.06106746</text:p>
          </table:table-cell>
          <table:table-cell office:value-type="float" office:value="0.11424396872061597" table:style-name="ce1">
            <text:p>0.11424396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39473291608348" table:style-name="ce1">
            <text:p>1.073947329</text:p>
          </table:table-cell>
          <table:table-cell office:value-type="float" office:value="6.755574800348052E-2" table:style-name="ce1">
            <text:p>0.06755574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71328069792347" table:style-name="ce1">
            <text:p>1.067132807</text:p>
          </table:table-cell>
          <table:table-cell office:value-type="float" office:value="3.0549585408299332E-2" table:style-name="ce1">
            <text:p>0.03054958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15444043563944" table:style-name="ce1">
            <text:p>1.071544404</text:p>
          </table:table-cell>
          <table:table-cell office:value-type="float" office:value="-1.640665695685728E-2" table:style-name="ce1">
            <text:p>-0.01640665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95111083566073" table:style-name="ce1">
            <text:p>1.059511108</text:p>
          </table:table-cell>
          <table:table-cell office:value-type="float" office:value="0.11689437483879994" table:style-name="ce1">
            <text:p>0.11689437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2985267404512" table:style-name="ce1">
            <text:p>1.074298527</text:p>
          </table:table-cell>
          <table:table-cell office:value-type="float" office:value="6.3608708863614485E-2" table:style-name="ce1">
            <text:p>0.06360870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81559142526012" table:style-name="ce1">
            <text:p>1.081559143</text:p>
          </table:table-cell>
          <table:table-cell office:value-type="float" office:value="8.1693027966881632E-2" table:style-name="ce1">
            <text:p>0.08169302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86088330431192" table:style-name="ce1">
            <text:p>1.068608833</text:p>
          </table:table-cell>
          <table:table-cell office:value-type="float" office:value="6.1202055049018406E-2" table:style-name="ce1">
            <text:p>0.06120205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5608016262443" table:style-name="ce1">
            <text:p>1.035560802</text:p>
          </table:table-cell>
          <table:table-cell office:value-type="float" office:value="-3.9398505494630448E-2" table:style-name="ce1">
            <text:p>-0.03939850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76797692634991" table:style-name="ce1">
            <text:p>1.047679769</text:p>
          </table:table-cell>
          <table:table-cell office:value-type="float" office:value="-2.3797133776590131E-2" table:style-name="ce1">
            <text:p>-0.0237971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3377" table:style-name="ce1">
            <text:p>0.3377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.024076070874991" table:style-name="ce1">
            <text:p>1.024076071</text:p>
          </table:table-cell>
          <table:table-cell office:value-type="float" office:value="-5.6553040537806645" table:style-name="ce1">
            <text:p>-5.655304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542202153301185" table:style-name="ce1">
            <text:p>6.9542202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0.24565363553832437" table:style-name="ce1">
            <text:p>0.245653636</text:p>
          </table:table-cell>
          <table:table-cell office:value-type="float" office:value="-0.53958638597927766" table:style-name="ce1">
            <text:p>-0.5395863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1737864982258714" table:style-name="ce1">
            <text:p>0.7173786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.78677376329674731" table:style-name="ce1">
            <text:p>0.786773763</text:p>
          </table:table-cell>
          <table:table-cell office:value-type="float" office:value="-8.2658126162548378" table:style-name="ce1">
            <text:p>-8.265812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046859856484483" table:style-name="ce1">
            <text:p>10.046859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.4281208678630257" table:style-name="ce1">
            <text:p>3.428120868</text:p>
          </table:table-cell>
          <table:table-cell office:value-type="float" office:value="-37.707537533493877" table:style-name="ce1">
            <text:p>-37.70753753</text:p>
          </table:table-cell>
          <table:table-cell office:value-type="float" office:value="0" table:style-name="ce1">
            <text:p>0</text:p>
          </table:table-cell>
          <table:table-cell office:value-type="float" office:value="0.71799999999999997" table:style-name="ce1">
            <text:p>0.718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.4963407744742305" table:style-name="ce1">
            <text:p>2.496340774</text:p>
          </table:table-cell>
          <table:table-cell office:value-type="float" office:value="-25.954226356657383" table:style-name="ce1">
            <text:p>-25.95422636</text:p>
          </table:table-cell>
          <table:table-cell office:value-type="float" office:value="0" table:style-name="ce1">
            <text:p>0</text:p>
          </table:table-cell>
          <table:table-cell office:value-type="float" office:value="1.00701" table:style-name="ce1">
            <text:p>1.00701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.84694500431913877" table:style-name="ce1">
            <text:p>0.846945004</text:p>
          </table:table-cell>
          <table:table-cell office:value-type="float" office:value="-7.892315457624683" table:style-name="ce1">
            <text:p>-7.892315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045518382475361" table:style-name="ce1">
            <text:p>9.6045518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0.60493951614729247" table:style-name="ce1">
            <text:p>0.604939516</text:p>
          </table:table-cell>
          <table:table-cell office:value-type="float" office:value="-2.7605695545519087" table:style-name="ce1">
            <text:p>-2.760569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195571837395358" table:style-name="ce1">
            <text:p>3.41955718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0.3583896196616409" table:style-name="ce1">
            <text:p>0.35838962</text:p>
          </table:table-cell>
          <table:table-cell office:value-type="float" office:value="-1.5002444146080611" table:style-name="ce1">
            <text:p>-1.500244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66378036588479" table:style-name="ce1">
            <text:p>1.8663780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.58306980859834223" table:style-name="ce1">
            <text:p>0.583069809</text:p>
          </table:table-cell>
          <table:table-cell office:value-type="float" office:value="-4.2605007367702283" table:style-name="ce1">
            <text:p>-4.2605007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032694800020156" table:style-name="ce1">
            <text:p>5.203269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0.58401773502978038" table:style-name="ce1">
            <text:p>0.584017735</text:p>
          </table:table-cell>
          <table:table-cell office:value-type="float" office:value="-1.9586085942728948" table:style-name="ce1">
            <text:p>-1.958608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730345927560209" table:style-name="ce1">
            <text:p>2.4730345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.3256548908505317" table:style-name="ce1">
            <text:p>2.325654891</text:p>
          </table:table-cell>
          <table:table-cell office:value-type="float" office:value="-12.403498059717329" table:style-name="ce1">
            <text:p>-12.40349806</text:p>
          </table:table-cell>
          <table:table-cell office:value-type="float" office:value="0" table:style-name="ce1">
            <text:p>0</text:p>
          </table:table-cell>
          <table:table-cell office:value-type="float" office:value="0.20069000000000001" table:style-name="ce1">
            <text:p>0.20069</text:p>
          </table:table-cell>
          <table:table-cell office:value-type="float" office:value="3.66" table:style-name="ce1">
            <text:p>3.6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0.11170820758179303" table:style-name="ce1">
            <text:p>0.111708208</text:p>
          </table:table-cell>
          <table:table-cell office:value-type="float" office:value="-0.2913268357572148" table:style-name="ce1">
            <text:p>-0.291326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753252984485952" table:style-name="ce1">
            <text:p>0.377532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3.077358287953503" table:style-name="ce1">
            <text:p>13.07735829</text:p>
          </table:table-cell>
          <table:table-cell office:value-type="float" office:value="-70.238008590904911" table:style-name="ce1">
            <text:p>-70.23800859</text:p>
          </table:table-cell>
          <table:table-cell office:value-type="float" office:value="0" table:style-name="ce1">
            <text:p>0</text:p>
          </table:table-cell>
          <table:table-cell office:value-type="float" office:value="2.0140000000000002E-2" table:style-name="ce1">
            <text:p>0.02014</text:p>
          </table:table-cell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0.16912619771320542" table:style-name="ce1">
            <text:p>0.169126198</text:p>
          </table:table-cell>
          <table:table-cell office:value-type="float" office:value="-0.37725180374000883" table:style-name="ce1">
            <text:p>-0.3772518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0024876966432097" table:style-name="ce1">
            <text:p>0.5002487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.5469744973367621" table:style-name="ce1">
            <text:p>1.546974497</text:p>
          </table:table-cell>
          <table:table-cell office:value-type="float" office:value="-8.0433818097535283" table:style-name="ce1">
            <text:p>-8.04338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9108828427101621" table:style-name="ce1">
            <text:p>9.9108828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.6836313013591528" table:style-name="ce1">
            <text:p>3.683631301</text:p>
          </table:table-cell>
          <table:table-cell office:value-type="float" office:value="-19.743274399102464" table:style-name="ce1">
            <text:p>-19.7432744</text:p>
          </table:table-cell>
          <table:table-cell office:value-type="float" office:value="0" table:style-name="ce1">
            <text:p>0</text:p>
          </table:table-cell>
          <table:table-cell office:value-type="float" office:value="7.1389999999999995E-2" table:style-name="ce1">
            <text:p>0.07139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0.27448616563540895" table:style-name="ce1">
            <text:p>0.274486166</text:p>
          </table:table-cell>
          <table:table-cell office:value-type="float" office:value="-0.68938823967425067" table:style-name="ce1">
            <text:p>-0.68938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9785027840744114" table:style-name="ce1">
            <text:p>0.89785027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3.5520000000000003E-2" table:style-name="ce1">
            <text:p>0.03552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.603377987198558" table:style-name="ce1">
            <text:p>10.60337799</text:p>
          </table:table-cell>
          <table:table-cell office:value-type="float" office:value="-33.663146636488371" table:style-name="ce1">
            <text:p>-33.66314664</text:p>
          </table:table-cell>
          <table:table-cell office:value-type="float" office:value="0" table:style-name="ce1">
            <text:p>0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3.3124439626795508" table:style-name="ce1">
            <text:p>3.312443963</text:p>
          </table:table-cell>
          <table:table-cell office:value-type="float" office:value="-10.916028328924167" table:style-name="ce1">
            <text:p>-10.91602833</text:p>
          </table:table-cell>
          <table:table-cell office:value-type="float" office:value="0" table:style-name="ce1">
            <text:p>0</text:p>
          </table:table-cell>
          <table:table-cell office:value-type="float" office:value="8.4799999999999997E-3" table:style-name="ce1">
            <text:p>0.0084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8.0524150434352624" table:style-name="ce1">
            <text:p>8.052415043</text:p>
          </table:table-cell>
          <table:table-cell office:value-type="float" office:value="-18.701737358798432" table:style-name="ce1">
            <text:p>-18.70173736</text:p>
          </table:table-cell>
          <table:table-cell office:value-type="float" office:value="0" table:style-name="ce1">
            <text:p>0</text:p>
          </table:table-cell>
          <table:table-cell office:value-type="float" office:value="3.175E-2" table:style-name="ce1">
            <text:p>0.0317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.908236060731062" table:style-name="ce1">
            <text:p>2.908236061</text:p>
          </table:table-cell>
          <table:table-cell office:value-type="float" office:value="-8.5111547197591708" table:style-name="ce1">
            <text:p>-8.51115472</text:p>
          </table:table-cell>
          <table:table-cell office:value-type="float" office:value="0" table:style-name="ce1">
            <text:p>0</text:p>
          </table:table-cell>
          <table:table-cell office:value-type="float" office:value="0.10799" table:style-name="ce1">
            <text:p>0.107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6.9010604744563295" table:style-name="ce1">
            <text:p>6.901060474</text:p>
          </table:table-cell>
          <table:table-cell office:value-type="float" office:value="-23.798426497866458" table:style-name="ce1">
            <text:p>-23.7984265</text:p>
          </table:table-cell>
          <table:table-cell office:value-type="float" office:value="0" table:style-name="ce1">
            <text:p>0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.4447233234359209" table:style-name="ce1">
            <text:p>1.444723323</text:p>
          </table:table-cell>
          <table:table-cell office:value-type="float" office:value="-4.943638914062662" table:style-name="ce1">
            <text:p>-4.943638914</text:p>
          </table:table-cell>
          <table:table-cell office:value-type="float" office:value="0" table:style-name="ce1">
            <text:p>0</text:p>
          </table:table-cell>
          <table:table-cell office:value-type="float" office:value="1.8769999999999998E-2" table:style-name="ce1">
            <text:p>0.01877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3.7425695278703466" table:style-name="ce1">
            <text:p>3.742569528</text:p>
          </table:table-cell>
          <table:table-cell office:value-type="float" office:value="-12.762768840214212" table:style-name="ce1">
            <text:p>-12.76276884</text:p>
          </table:table-cell>
          <table:table-cell office:value-type="float" office:value="0" table:style-name="ce1">
            <text:p>0</text:p>
          </table:table-cell>
          <table:table-cell office:value-type="float" office:value="7.0099999999999997E-3" table:style-name="ce1">
            <text:p>0.0070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6.4146279040060108" table:style-name="ce1">
            <text:p>6.414627904</text:p>
          </table:table-cell>
          <table:table-cell office:value-type="float" office:value="-20.857361838520987" table:style-name="ce1">
            <text:p>-20.85736184</text:p>
          </table:table-cell>
          <table:table-cell office:value-type="float" office:value="0" table:style-name="ce1">
            <text:p>0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82" table:style-name="ce1">
            <text:p>0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5.8328000195013869" table:style-name="ce1">
            <text:p>5.83280002</text:p>
          </table:table-cell>
          <table:table-cell office:value-type="float" office:value="-19.522709141687223" table:style-name="ce1">
            <text:p>-19.52270914</text:p>
          </table:table-cell>
          <table:table-cell office:value-type="float" office:value="0" table:style-name="ce1">
            <text:p>0</text:p>
          </table:table-cell>
          <table:table-cell office:value-type="float" office:value="4.6699999999999997E-3" table:style-name="ce1">
            <text:p>0.00467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6.6933100842544508" table:style-name="ce1">
            <text:p>6.693310084</text:p>
          </table:table-cell>
          <table:table-cell office:value-type="float" office:value="-22.497638392063848" table:style-name="ce1">
            <text:p>-22.49763839</text:p>
          </table:table-cell>
          <table:table-cell office:value-type="float" office:value="0" table:style-name="ce1">
            <text:p>0</text:p>
          </table:table-cell>
          <table:table-cell office:value-type="float" office:value="4.0699999999999998E-3" table:style-name="ce1">
            <text:p>0.00407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6.6938740111956943" table:style-name="ce1">
            <text:p>6.693874011</text:p>
          </table:table-cell>
          <table:table-cell office:value-type="float" office:value="-22.666780703743026" table:style-name="ce1">
            <text:p>-22.6667807</text:p>
          </table:table-cell>
          <table:table-cell office:value-type="float" office:value="0" table:style-name="ce1">
            <text:p>0</text:p>
          </table:table-cell>
          <table:table-cell office:value-type="float" office:value="4.13E-3" table:style-name="ce1">
            <text:p>0.00413</text:p>
          </table:table-cell>
          <table:table-cell office:value-type="float" office:value="1.35" table:style-name="ce1">
            <text:p>1.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.2471374574290199" table:style-name="ce1">
            <text:p>2.247137457</text:p>
          </table:table-cell>
          <table:table-cell office:value-type="float" office:value="-7.7258925066945308" table:style-name="ce1">
            <text:p>-7.725892507</text:p>
          </table:table-cell>
          <table:table-cell office:value-type="float" office:value="0" table:style-name="ce1">
            <text:p>0</text:p>
          </table:table-cell>
          <table:table-cell office:value-type="float" office:value="1.196E-2" table:style-name="ce1">
            <text:p>0.0119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.9129421458946827" table:style-name="ce1">
            <text:p>3.912942146</text:p>
          </table:table-cell>
          <table:table-cell office:value-type="float" office:value="-13.458220337372605" table:style-name="ce1">
            <text:p>-13.45822034</text:p>
          </table:table-cell>
          <table:table-cell office:value-type="float" office:value="0" table:style-name="ce1">
            <text:p>0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.9129664895181022" table:style-name="ce1">
            <text:p>1.91296649</text:p>
          </table:table-cell>
          <table:table-cell office:value-type="float" office:value="-3.8564734317780123" table:style-name="ce1">
            <text:p>-3.856473432</text:p>
          </table:table-cell>
          <table:table-cell office:value-type="float" office:value="0" table:style-name="ce1">
            <text:p>0</text:p>
          </table:table-cell>
          <table:table-cell office:value-type="float" office:value="8.0409999999999995E-2" table:style-name="ce1">
            <text:p>0.08041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6.659287917629789" table:style-name="ce1">
            <text:p>6.659287918</text:p>
          </table:table-cell>
          <table:table-cell office:value-type="float" office:value="-13.282084227591687" table:style-name="ce1">
            <text:p>-13.28208423</text:p>
          </table:table-cell>
          <table:table-cell office:value-type="float" office:value="0" table:style-name="ce1">
            <text:p>0</text:p>
          </table:table-cell>
          <table:table-cell office:value-type="float" office:value="3.3860000000000001E-2" table:style-name="ce1">
            <text:p>0.033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1.51515959409415" table:style-name="ce1">
            <text:p>11.51515959</text:p>
          </table:table-cell>
          <table:table-cell office:value-type="float" office:value="-37.173835908423897" table:style-name="ce1">
            <text:p>-37.17383591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33343209976142635" table:style-name="ce1">
            <text:p>0.3334321</text:p>
          </table:table-cell>
          <table:table-cell office:value-type="float" office:value="-0.47775960666540473" table:style-name="ce1">
            <text:p>-0.477759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0495626664289446" table:style-name="ce1">
            <text:p>0.70495626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.6705216597495975" table:style-name="ce1">
            <text:p>2.67052166</text:p>
          </table:table-cell>
          <table:table-cell office:value-type="float" office:value="-9.0496130145498199" table:style-name="ce1">
            <text:p>-9.049613015</text:p>
          </table:table-cell>
          <table:table-cell office:value-type="float" office:value="0" table:style-name="ce1">
            <text:p>0</text:p>
          </table:table-cell>
          <table:table-cell office:value-type="float" office:value="9.7099999999999999E-3" table:style-name="ce1">
            <text:p>0.009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.764121043792964" table:style-name="ce1">
            <text:p>1.764121044</text:p>
          </table:table-cell>
          <table:table-cell office:value-type="float" office:value="-6.0274027198233115" table:style-name="ce1">
            <text:p>-6.02740272</text:p>
          </table:table-cell>
          <table:table-cell office:value-type="float" office:value="0" table:style-name="ce1">
            <text:p>0</text:p>
          </table:table-cell>
          <table:table-cell office:value-type="float" office:value="1.473E-2" table:style-name="ce1">
            <text:p>0.01473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5.125574125971033" table:style-name="ce1">
            <text:p>5.125574126</text:p>
          </table:table-cell>
          <table:table-cell office:value-type="float" office:value="-17.526163142441039" table:style-name="ce1">
            <text:p>-17.52616314</text:p>
          </table:table-cell>
          <table:table-cell office:value-type="float" office:value="0" table:style-name="ce1">
            <text:p>0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3.3167332797681643" table:style-name="ce1">
            <text:p>3.31673328</text:p>
          </table:table-cell>
          <table:table-cell office:value-type="float" office:value="-10.592056815230388" table:style-name="ce1">
            <text:p>-10.59205682</text:p>
          </table:table-cell>
          <table:table-cell office:value-type="float" office:value="0" table:style-name="ce1">
            <text:p>0</text:p>
          </table:table-cell>
          <table:table-cell office:value-type="float" office:value="0.10829" table:style-name="ce1">
            <text:p>0.108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6.8884337461632139" table:style-name="ce1">
            <text:p>6.888433746</text:p>
          </table:table-cell>
          <table:table-cell office:value-type="float" office:value="-54.123344217277221" table:style-name="ce1">
            <text:p>-54.12334422</text:p>
          </table:table-cell>
          <table:table-cell office:value-type="float" office:value="0" table:style-name="ce1">
            <text:p>0</text:p>
          </table:table-cell>
          <table:table-cell office:value-type="float" office:value="2.9199999999999999E-3" table:style-name="ce1">
            <text:p>0.00292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.0605853249146469" table:style-name="ce1">
            <text:p>3.060585325</text:p>
          </table:table-cell>
          <table:table-cell office:value-type="float" office:value="-6.9444436311866342" table:style-name="ce1">
            <text:p>-6.944443631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.0704701056789356" table:style-name="ce1">
            <text:p>3.070470106</text:p>
          </table:table-cell>
          <table:table-cell office:value-type="float" office:value="-6.9406962441964861" table:style-name="ce1">
            <text:p>-6.940696244</text:p>
          </table:table-cell>
          <table:table-cell office:value-type="float" office:value="0" table:style-name="ce1">
            <text:p>0</text:p>
          </table:table-cell>
          <table:table-cell office:value-type="float" office:value="1.123E-2" table:style-name="ce1">
            <text:p>0.01123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5773263188166036" table:style-name="ce1">
            <text:p>6.577326319</text:p>
          </table:table-cell>
          <table:table-cell office:value-type="float" office:value="-21.683986502663686" table:style-name="ce1">
            <text:p>-21.6839865</text:p>
          </table:table-cell>
          <table:table-cell office:value-type="float" office:value="0" table:style-name="ce1">
            <text:p>0</text:p>
          </table:table-cell>
          <table:table-cell office:value-type="float" office:value="4.2199999999999998E-3" table:style-name="ce1">
            <text:p>0.004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31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.0999999999999991E-4" table:style-name="ce1">
            <text:p>0.0007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26" table:style-name="ce1">
            <text:p>1.026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0328600000000001" table:style-name="ce1">
            <text:p>1.03286</text:p>
          </table:table-cell>
          <table:table-cell office:value-type="float" office:value="-0.61334" table:style-name="ce1">
            <text:p>-0.61334</text:p>
          </table:table-cell>
          <table:table-cell office:value-type="float" office:value="0.8" table:style-name="ce1">
            <text:p>0.8</text:p>
          </table:table-cell>
          <table:table-cell office:value-type="float" office:value="-0.8" table:style-name="ce1">
            <text:p>-0.8</text:p>
          </table:table-cell>
          <table:table-cell office:value-type="float" office:value="1.03931" table:style-name="ce1">
            <text:p>1.03931</text:p>
          </table:table-cell>
          <table:table-cell office:value-type="float" office:value="1.38" table:style-name="ce1">
            <text:p>1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0546200000000001" table:style-name="ce1">
            <text:p>1.05462</text:p>
          </table:table-cell>
          <table:table-cell office:value-type="float" office:value="-0.62625999999999993" table:style-name="ce1">
            <text:p>-0.62626</text:p>
          </table:table-cell>
          <table:table-cell office:value-type="float" office:value="0.8" table:style-name="ce1">
            <text:p>0.8</text:p>
          </table:table-cell>
          <table:table-cell office:value-type="float" office:value="-0.8" table:style-name="ce1">
            <text:p>-0.8</text:p>
          </table:table-cell>
          <table:table-cell office:value-type="float" office:value="1.03931" table:style-name="ce1">
            <text:p>1.03931</text:p>
          </table:table-cell>
          <table:table-cell office:value-type="float" office:value="1.38" table:style-name="ce1">
            <text:p>1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7906999999999995" table:style-name="ce1">
            <text:p>0.67907</text:p>
          </table:table-cell>
          <table:table-cell office:value-type="float" office:value="-6.318E-2" table:style-name="ce1">
            <text:p>-0.06318</text:p>
          </table:table-cell>
          <table:table-cell office:value-type="float" office:value="0.35" table:style-name="ce1">
            <text:p>0.35</text:p>
          </table:table-cell>
          <table:table-cell office:value-type="float" office:value="-0.30879999999999996" table:style-name="ce1">
            <text:p>-0.3088</text:p>
          </table:table-cell>
          <table:table-cell office:value-type="float" office:value="1.101" table:style-name="ce1">
            <text:p>1.101</text:p>
          </table:table-cell>
          <table:table-cell office:value-type="float" office:value="0.72" table:style-name="ce1">
            <text:p>0.72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6617000000000001" table:style-name="ce1">
            <text:p>0.16617</text:p>
          </table:table-cell>
          <table:table-cell office:value-type="float" office:value="-5.8040000000000001E-2" table:style-name="ce1">
            <text:p>-0.05804</text:p>
          </table:table-cell>
          <table:table-cell office:value-type="float" office:value="0.29749999999999999" table:style-name="ce1">
            <text:p>0.2975</text:p>
          </table:table-cell>
          <table:table-cell office:value-type="float" office:value="-0.15" table:style-name="ce1">
            <text:p>-0.15</text:p>
          </table:table-cell>
          <table:table-cell office:value-type="float" office:value="1.04355" table:style-name="ce1">
            <text:p>1.04355</text:p>
          </table:table-cell>
          <table:table-cell office:value-type="float" office:value="0.315" table:style-name="ce1">
            <text:p>0.315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6711999999999999" table:style-name="ce1">
            <text:p>0.16712</text:p>
          </table:table-cell>
          <table:table-cell office:value-type="float" office:value="-5.8369999999999998E-2" table:style-name="ce1">
            <text:p>-0.05837</text:p>
          </table:table-cell>
          <table:table-cell office:value-type="float" office:value="0.29749999999999999" table:style-name="ce1">
            <text:p>0.2975</text:p>
          </table:table-cell>
          <table:table-cell office:value-type="float" office:value="-0.15" table:style-name="ce1">
            <text:p>-0.15</text:p>
          </table:table-cell>
          <table:table-cell office:value-type="float" office:value="1.04355" table:style-name="ce1">
            <text:p>1.04355</text:p>
          </table:table-cell>
          <table:table-cell office:value-type="float" office:value="0.315" table:style-name="ce1">
            <text:p>0.315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9749999999999999" table:style-name="ce1">
            <text:p>0.2975</text:p>
          </table:table-cell>
          <table:table-cell office:value-type="float" office:value="-0.15" table:style-name="ce1">
            <text:p>-0.15</text:p>
          </table:table-cell>
          <table:table-cell office:value-type="float" office:value="1.04355" table:style-name="ce1">
            <text:p>1.04355</text:p>
          </table:table-cell>
          <table:table-cell office:value-type="float" office:value="0.315" table:style-name="ce1">
            <text:p>0.315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218E-2" table:style-name="ce1">
            <text:p>0.01218</text:p>
          </table:table-cell>
          <table:table-cell office:value-type="float" office:value="3.8629999999999998E-2" table:style-name="ce1">
            <text:p>0.03863</text:p>
          </table:table-cell>
          <table:table-cell office:value-type="float" office:value="4.8499999999999995E-2" table:style-name="ce1">
            <text:p>0.0485</text:p>
          </table:table-cell>
          <table:table-cell office:value-type="float" office:value="-4.8499999999999995E-2" table:style-name="ce1">
            <text:p>-0.0485</text:p>
          </table:table-cell>
          <table:table-cell office:value-type="float" office:value="1.0671999999999999" table:style-name="ce1">
            <text:p>1.0672</text:p>
          </table:table-cell>
          <table:table-cell office:value-type="float" office:value="0.1" table:style-name="ce1">
            <text:p>0.1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989E-2" table:style-name="ce1">
            <text:p>0.02989</text:p>
          </table:table-cell>
          <table:table-cell office:value-type="float" office:value="-2.1199999999999999E-3" table:style-name="ce1">
            <text:p>-0.00212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-1.8700000000000001E-2" table:style-name="ce1">
            <text:p>-0.0187</text:p>
          </table:table-cell>
          <table:table-cell office:value-type="float" office:value="1.0675699999999999" table:style-name="ce1">
            <text:p>1.06757</text:p>
          </table:table-cell>
          <table:table-cell office:value-type="float" office:value="0.06" table:style-name="ce1">
            <text:p>0.06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40905000000000002" table:style-name="ce1">
            <text:p>0.40905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0.13109999999999999" table:style-name="ce1">
            <text:p>0.1311</text:p>
          </table:table-cell>
          <table:table-cell office:value-type="float" office:value="-0.13109999999999999" table:style-name="ce1">
            <text:p>-0.1311</text:p>
          </table:table-cell>
          <table:table-cell office:value-type="float" office:value="1.0761799999999999" table:style-name="ce1">
            <text:p>1.07618</text:p>
          </table:table-cell>
          <table:table-cell office:value-type="float" office:value="0.42" table:style-name="ce1">
            <text:p>0.42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69519999999999993" table:style-name="ce1">
            <text:p>0.6952</text:p>
          </table:table-cell>
          <table:table-cell office:value-type="float" office:value="-7.306E-2" table:style-name="ce1">
            <text:p>-0.07306</text:p>
          </table:table-cell>
          <table:table-cell office:value-type="float" office:value="0.35" table:style-name="ce1">
            <text:p>0.35</text:p>
          </table:table-cell>
          <table:table-cell office:value-type="float" office:value="-0.45" table:style-name="ce1">
            <text:p>-0.45</text:p>
          </table:table-cell>
          <table:table-cell office:value-type="float" office:value="1.08464" table:style-name="ce1">
            <text:p>1.08464</text:p>
          </table:table-cell>
          <table:table-cell office:value-type="float" office:value="0.72" table:style-name="ce1">
            <text:p>0.72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69650000000000001" table:style-name="ce1">
            <text:p>0.6965</text:p>
          </table:table-cell>
          <table:table-cell office:value-type="float" office:value="-7.3200000000000001E-2" table:style-name="ce1">
            <text:p>-0.0732</text:p>
          </table:table-cell>
          <table:table-cell office:value-type="float" office:value="0.35" table:style-name="ce1">
            <text:p>0.35</text:p>
          </table:table-cell>
          <table:table-cell office:value-type="float" office:value="-0.45" table:style-name="ce1">
            <text:p>-0.45</text:p>
          </table:table-cell>
          <table:table-cell office:value-type="float" office:value="1.08464" table:style-name="ce1">
            <text:p>1.08464</text:p>
          </table:table-cell>
          <table:table-cell office:value-type="float" office:value="0.72" table:style-name="ce1">
            <text:p>0.72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18315000000000001" table:style-name="ce1">
            <text:p>0.18315</text:p>
          </table:table-cell>
          <table:table-cell office:value-type="float" office:value="8.7799999999999996E-3" table:style-name="ce1">
            <text:p>0.00878</text:p>
          </table:table-cell>
          <table:table-cell office:value-type="float" office:value="0.17249999999999999" table:style-name="ce1">
            <text:p>0.1725</text:p>
          </table:table-cell>
          <table:table-cell office:value-type="float" office:value="-7.8E-2" table:style-name="ce1">
            <text:p>-0.078</text:p>
          </table:table-cell>
          <table:table-cell office:value-type="float" office:value="1.07036" table:style-name="ce1">
            <text:p>1.07036</text:p>
          </table:table-cell>
          <table:table-cell office:value-type="float" office:value="0.24" table:style-name="ce1">
            <text:p>0.2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516800000000001" table:style-name="ce1">
            <text:p>1.45168</text:p>
          </table:table-cell>
          <table:table-cell office:value-type="float" office:value="0.31357000000000002" table:style-name="ce1">
            <text:p>0.313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8774800000000003" table:style-name="ce1">
            <text:p>4.87748</text:p>
          </table:table-cell>
          <table:table-cell office:value-type="float" office:value="1.1482699999999999" table:style-name="ce1">
            <text:p>1.148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8474999999999999" table:style-name="ce1">
            <text:p>-1.8475</text:p>
          </table:table-cell>
          <table:table-cell office:value-type="float" office:value="0.93594999999999995" table:style-name="ce1">
            <text:p>0.935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2.1661699999999997" table:style-name="ce1">
            <text:p>-2.166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0.50122" table:style-name="ce1">
            <text:p>-0.50122</text:p>
          </table:table-cell>
          <table:table-cell office:value-type="float" office:value="-3.3279999999999997E-2" table:style-name="ce1">
            <text:p>-0.033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03854" table:style-name="ce1">
            <text:p>1.03854</text:p>
          </table:table-cell>
          <table:table-cell office:value-type="float" office:value="0.12948000000000001" table:style-name="ce1">
            <text:p>0.129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3196000000000003" table:style-name="ce1">
            <text:p>0.231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9239999999999997E-2" table:style-name="ce1">
            <text:p>0.03924</text:p>
          </table:table-cell>
          <table:table-cell office:value-type="float" office:value="0.45549999999999996" table:style-name="ce1">
            <text:p>0.45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273" table:style-name="ce1">
            <text:p>0.11273</text:p>
          </table:table-cell>
          <table:table-cell office:value-type="float" office:value="-1.8799999999999997E-2" table:style-name="ce1">
            <text:p>-0.01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.6520000000000005E-2" table:style-name="ce1">
            <text:p>0.07652</text:p>
          </table:table-cell>
          <table:table-cell office:value-type="float" office:value="-2.3690000000000003E-2" table:style-name="ce1">
            <text:p>-0.023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.861E-2" table:style-name="ce1">
            <text:p>0.04861</text:p>
          </table:table-cell>
          <table:table-cell office:value-type="float" office:value="2.9590000000000002E-2" table:style-name="ce1">
            <text:p>0.029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012" table:style-name="ce1">
            <text:p>0.1012</text:p>
          </table:table-cell>
          <table:table-cell office:value-type="float" office:value="-1.5650000000000001E-2" table:style-name="ce1">
            <text:p>-0.015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3500000000000001E-3" table:style-name="ce1">
            <text:p>-0.003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4534" table:style-name="ce1">
            <text:p>0.14534</text:p>
          </table:table-cell>
          <table:table-cell office:value-type="float" office:value="-0.10987" table:style-name="ce1">
            <text:p>-0.109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9629999999999997E-2" table:style-name="ce1">
            <text:p>0.06963</text:p>
          </table:table-cell>
          <table:table-cell office:value-type="float" office:value="-5.9249999999999997E-2" table:style-name="ce1">
            <text:p>-0.059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67364999999999997" table:style-name="ce1">
            <text:p>0.67365</text:p>
          </table:table-cell>
          <table:table-cell office:value-type="float" office:value="-3.7019999999999997E-2" table:style-name="ce1">
            <text:p>-0.037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4249000000000002" table:style-name="ce1">
            <text:p>0.34249</text:p>
          </table:table-cell>
          <table:table-cell office:value-type="float" office:value="2.589E-2" table:style-name="ce1">
            <text:p>0.025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4460000000000005E-2" table:style-name="ce1">
            <text:p>0.03446</text:p>
          </table:table-cell>
          <table:table-cell office:value-type="float" office:value="-3.143E-2" table:style-name="ce1">
            <text:p>-0.03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0.46157999999999999" table:style-name="ce1">
            <text:p>-0.46158</text:p>
          </table:table-cell>
          <table:table-cell office:value-type="float" office:value="3.6580000000000001E-2" table:style-name="ce1">
            <text:p>0.036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.6089999999999996E-2" table:style-name="ce1">
            <text:p>0.06609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3159999999999995E-2" table:style-name="ce1">
            <text:p>0.03316</text:p>
          </table:table-cell>
          <table:table-cell office:value-type="float" office:value="-9.2000000000000003E-4" table:style-name="ce1">
            <text:p>-0.000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.3089999999999998E-2" table:style-name="ce1">
            <text:p>0.05309</text:p>
          </table:table-cell>
          <table:table-cell office:value-type="float" office:value="-1.5629999999999998E-2" table:style-name="ce1">
            <text:p>-0.015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912E-2" table:style-name="ce1">
            <text:p>0.02912</text:p>
          </table:table-cell>
          <table:table-cell office:value-type="float" office:value="-5.11E-3" table:style-name="ce1">
            <text:p>-0.005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0329999999999998" table:style-name="ce1">
            <text:p>0.2033</text:p>
          </table:table-cell>
          <table:table-cell office:value-type="float" office:value="5.2619999999999993E-2" table:style-name="ce1">
            <text:p>0.052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743E-2" table:style-name="ce1">
            <text:p>0.04743</text:p>
          </table:table-cell>
          <table:table-cell office:value-type="float" office:value="-2.3370000000000002E-2" table:style-name="ce1">
            <text:p>-0.023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11405" table:style-name="ce1">
            <text:p>0.11405</text:p>
          </table:table-cell>
          <table:table-cell office:value-type="float" office:value="-7.7020000000000005E-2" table:style-name="ce1">
            <text:p>-0.077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43866859702872235" table:style-name="ce1">
            <text:p>0.438668597</text:p>
          </table:table-cell>
          <table:table-cell office:value-type="float" office:value="-33.61054498419039" table:style-name="ce1">
            <text:p>-33.61054498</text:p>
          </table:table-cell>
          <table:table-cell office:value-type="float" office:value="0" table:style-name="ce1">
            <text:p>0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.43556203133760618" table:style-name="ce1">
            <text:p>0.435562031</text:p>
          </table:table-cell>
          <table:table-cell office:value-type="float" office:value="-34.450281154689982" table:style-name="ce1">
            <text:p>-34.45028115</text:p>
          </table:table-cell>
          <table:table-cell office:value-type="float" office:value="0" table:style-name="ce1">
            <text:p>0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0.34814706032500098" table:style-name="ce1">
            <text:p>0.34814706</text:p>
          </table:table-cell>
          <table:table-cell office:value-type="float" office:value="-24.70921411273687" table:style-name="ce1">
            <text:p>-24.70921411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.34754500071371364" table:style-name="ce1">
            <text:p>0.347545001</text:p>
          </table:table-cell>
          <table:table-cell office:value-type="float" office:value="-14.146685126944913" table:style-name="ce1">
            <text:p>-14.14668513</text:p>
          </table:table-cell>
          <table:table-cell office:value-type="float" office:value="0" table:style-name="ce1">
            <text:p>0</text:p>
          </table:table-cell>
          <table:table-cell office:value-type="float" office:value="1.0636521699999999" table:style-name="ce1">
            <text:p>1.063652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.33205442385072692" table:style-name="ce1">
            <text:p>0.332054424</text:p>
          </table:table-cell>
          <table:table-cell office:value-type="float" office:value="-13.485115377123462" table:style-name="ce1">
            <text:p>-13.48511538</text:p>
          </table:table-cell>
          <table:table-cell office:value-type="float" office:value="0" table:style-name="ce1">
            <text:p>0</text:p>
          </table:table-cell>
          <table:table-cell office:value-type="float" office:value="1.0636521699999999" table:style-name="ce1">
            <text:p>1.063652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0.16084306609421847" table:style-name="ce1">
            <text:p>0.160843066</text:p>
          </table:table-cell>
          <table:table-cell office:value-type="float" office:value="-15.336583362786261" table:style-name="ce1">
            <text:p>-15.33658336</text:p>
          </table:table-cell>
          <table:table-cell office:value-type="float" office:value="0" table:style-name="ce1">
            <text:p>0</text:p>
          </table:table-cell>
          <table:table-cell office:value-type="float" office:value="1.00057394" table:style-name="ce1">
            <text:p>1.000573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516800000000001" table:style-name="ce1">
            <text:p>1.4516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8774800000000003" table:style-name="ce1">
            <text:p>4.8774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1.8474999999999999" table:style-name="ce1">
            <text:p>-1.847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2.1661699999999997" table:style-name="ce1">
            <text:p>-2.1661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0.50122" table:style-name="ce1">
            <text:p>-0.5012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03854" table:style-name="ce1">
            <text:p>1.0385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3196000000000003" table:style-name="ce1">
            <text:p>0.2319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9239999999999997E-2" table:style-name="ce1">
            <text:p>0.0392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273" table:style-name="ce1">
            <text:p>0.1127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.6520000000000005E-2" table:style-name="ce1">
            <text:p>0.0765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.861E-2" table:style-name="ce1">
            <text:p>0.0486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012" table:style-name="ce1">
            <text:p>0.101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4534" table:style-name="ce1">
            <text:p>0.1453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9629999999999997E-2" table:style-name="ce1">
            <text:p>0.0696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67364999999999997" table:style-name="ce1">
            <text:p>0.6736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4249000000000002" table:style-name="ce1">
            <text:p>0.3424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4460000000000005E-2" table:style-name="ce1">
            <text:p>0.0344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0.46157999999999999" table:style-name="ce1">
            <text:p>-0.4615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.6089999999999996E-2" table:style-name="ce1">
            <text:p>0.0660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3159999999999995E-2" table:style-name="ce1">
            <text:p>0.0331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.3089999999999998E-2" table:style-name="ce1">
            <text:p>0.0530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912E-2" table:style-name="ce1">
            <text:p>0.0291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0329999999999998" table:style-name="ce1">
            <text:p>0.203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743E-2" table:style-name="ce1">
            <text:p>0.0474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11405" table:style-name="ce1">
            <text:p>0.1140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31357000000000002" table:style-name="ce1">
            <text:p>0.3135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1482699999999999" table:style-name="ce1">
            <text:p>1.1482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93594999999999995" table:style-name="ce1">
            <text:p>0.9359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3.3279999999999997E-2" table:style-name="ce1">
            <text:p>-0.0332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12948000000000001" table:style-name="ce1">
            <text:p>0.1294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45549999999999996" table:style-name="ce1">
            <text:p>0.455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.8799999999999997E-2" table:style-name="ce1">
            <text:p>-0.018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.3690000000000003E-2" table:style-name="ce1">
            <text:p>-0.0236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9590000000000002E-2" table:style-name="ce1">
            <text:p>0.0295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.5650000000000001E-2" table:style-name="ce1">
            <text:p>-0.0156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3.3500000000000001E-3" table:style-name="ce1">
            <text:p>-0.0033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0.10987" table:style-name="ce1">
            <text:p>-0.1098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5.9249999999999997E-2" table:style-name="ce1">
            <text:p>-0.0592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3.7019999999999997E-2" table:style-name="ce1">
            <text:p>-0.0370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589E-2" table:style-name="ce1">
            <text:p>0.0258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3.143E-2" table:style-name="ce1">
            <text:p>-0.0314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6580000000000001E-2" table:style-name="ce1">
            <text:p>0.0365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9.2000000000000003E-4" table:style-name="ce1">
            <text:p>-0.0009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.5629999999999998E-2" table:style-name="ce1">
            <text:p>-0.0156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5.11E-3" table:style-name="ce1">
            <text:p>-0.0051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.2619999999999993E-2" table:style-name="ce1">
            <text:p>0.0526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2.3370000000000002E-2" table:style-name="ce1">
            <text:p>-0.0233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7.7020000000000005E-2" table:style-name="ce1">
            <text:p>-0.0770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4:Buses.I30">
          <table:sort>
            <table:sort-by table:field-number="0"/>
          </table:sort>
        </table:database-range>
        <table:database-range table:target-range-address="Lines.A4:Lines.I45">
          <table:sort>
            <table:sort-by table:field-number="0"/>
          </table:sort>
        </table:database-range>
        <table:database-range table:target-range-address="Gens.A4:Gens.K14">
          <table:sort>
            <table:sort-by table:field-number="0"/>
          </table:sort>
        </table:database-range>
        <table:database-range table:target-range-address="Loads.A4:Loads.I27">
          <table:sort>
            <table:sort-by table:field-number="0"/>
          </table:sort>
        </table:database-range>
        <table:database-range table:target-range-address="Transformers.A4:Transformers.K8">
          <table:sort>
            <table:sort-by table:field-number="0"/>
          </table:sort>
        </table:database-range>
        <table:database-range table:target-range-address="P_Profiles_Load.A4:P_Profiles_Load.C27">
          <table:sort>
            <table:sort-by table:field-number="0"/>
          </table:sort>
        </table:database-range>
        <table:database-range table:target-range-address="Q_Profiles_Load.A4:Q_Profiles_Load.C2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Mohammad Iman ALIZADEH</dc:creator>
    <meta:creation-date>2022-03-28T19:45:42Z</meta:creation-date>
    <dc:date>2022-03-28T17:57:53Z</dc:date>
    <meta:editing-cycles>118</meta:editing-cycles>
  </office:meta>
</office:document-meta>
</file>